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54in"/>
    </style:style>
    <style:style style:name="co2" style:family="table-column">
      <style:table-column-properties fo:break-before="auto" style:column-width="1.0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904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T1" style:family="text">
      <style:text-properties style:font-name="Liberation Sans"/>
    </style:style>
    <style:style style:name="T2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tem_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4" table:default-cell-style-name="Default"/>
        <table:table-column table:style-name="co5" table:default-cell-style-name="Default"/>
        <table:table-column table:style-name="co6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36 Item Open Source Enneagram Questionnaire</text:p>
          </table:table-cell>
          <table:covered-table-cell table:number-columns-repeated="5"/>
          <table:table-cell table:number-columns-repeated="29"/>
        </table:table-row>
        <table:table-row table:style-name="ro1">
          <table:table-cell table:style-name="ce2"/>
          <table:table-cell table:style-name="ce9" office:value-type="string" calcext:value-type="string" table:number-columns-spanned="5" table:number-rows-spanned="1">
            <text:p>Enter an “x” in Precisely One Column for Each Item</text:p>
          </table:table-cell>
          <table:covered-table-cell table:style-name="ce11"/>
          <table:covered-table-cell/>
          <table:covered-table-cell table:number-columns-repeated="2" table:style-name="ce11"/>
          <table:table-cell table:style-name="ce14"/>
          <table:table-cell table:number-columns-repeated="28"/>
        </table:table-row>
        <table:table-row table:style-name="ro2">
          <table:table-cell table:style-name="ce3" office:value-type="string" calcext:value-type="string">
            <text:p>With Respect to the Person Being Analyzed,</text:p>
          </table:table-cell>
          <table:table-cell table:style-name="ce10" office:value-type="string" calcext:value-type="string">
            <text:p>Very</text:p>
          </table:table-cell>
          <table:table-cell table:style-name="ce10" table:number-columns-repeated="3"/>
          <table:table-cell table:style-name="ce10" office:value-type="string" calcext:value-type="string">
            <text:p>Very</text:p>
          </table:table-cell>
          <table:table-cell table:style-name="ce14" office:value-type="string" calcext:value-type="string">
            <text:p>|</text:p>
          </table:table-cell>
          <table:table-cell table:number-columns-repeated="27"/>
          <table:table-cell table:style-name="ce10" office:value-type="string" calcext:value-type="string">
            <text:p>Score For</text:p>
          </table:table-cell>
        </table:table-row>
        <table:table-row table:style-name="ro2">
          <table:table-cell table:style-name="ce3" office:value-type="string" calcext:value-type="string">
            <text:p>How Accurate Is Each Item?</text:p>
          </table:table-cell>
          <table:table-cell table:number-columns-repeated="2" table:style-name="ce10" office:value-type="string" calcext:value-type="string">
            <text:p>Inaccurate</text:p>
          </table:table-cell>
          <table:table-cell table:style-name="ce10" office:value-type="string" calcext:value-type="string">
            <text:p>Neutral</text:p>
          </table:table-cell>
          <table:table-cell table:number-columns-repeated="2" table:style-name="ce10" office:value-type="string" calcext:value-type="string">
            <text:p>Accurate</text:p>
          </table:table-cell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This Item</text:p>
          </table:table-cell>
        </table:table-row>
        <table:table-row table:style-name="ro3">
          <table:table-cell office:value-type="string" calcext:value-type="string">
            <text:p>I spend hours alone with my hobbi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5]);1;IF(ISTEXT([.C5]);2;IF(ISTEXT([.D5]);3;IF(ISTEXT([.E5]);4;IF(ISTEXT([.F5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side with the rebels over the establishmen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6]);1;IF(ISTEXT([.C6]);2;IF(ISTEXT([.D6]);3;IF(ISTEXT([.E6]);4;IF(ISTEXT([.F6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can keep a conversation going with anyone about anything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7]);1;IF(ISTEXT([.C7]);2;IF(ISTEXT([.D7]);3;IF(ISTEXT([.E7]);4;IF(ISTEXT([.F7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put work fir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8]);1;IF(ISTEXT([.C8]);2;IF(ISTEXT([.D8]);3;IF(ISTEXT([.E8]);4;IF(ISTEXT([.F8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ear of being taken advantage of keeps me from being more trusting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9]);1;IF(ISTEXT([.C9]);2;IF(ISTEXT([.D9]);3;IF(ISTEXT([.E9]);4;IF(ISTEXT([.F9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am a perfectioni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10]);1;IF(ISTEXT([.C10]);2;IF(ISTEXT([.D10]);3;IF(ISTEXT([.E10]);4;IF(ISTEXT([.F10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naturally emerge as a leader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1]);1;IF(ISTEXT([.C11]);2;IF(ISTEXT([.D11]);3;IF(ISTEXT([.E11]);4;IF(ISTEXT([.F11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keep my thoughts to myself, to prevent troubl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12]);1;IF(ISTEXT([.C12]);2;IF(ISTEXT([.D12]);3;IF(ISTEXT([.E12]);4;IF(ISTEXT([.F12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like mental challeng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13]);1;IF(ISTEXT([.C13]);2;IF(ISTEXT([.D13]);3;IF(ISTEXT([.E13]);4;IF(ISTEXT([.F13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get lots of satisfaction from helping others achieve their goal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4]);1;IF(ISTEXT([.C14]);2;IF(ISTEXT([.D14]);3;IF(ISTEXT([.E14]);4;IF(ISTEXT([.F14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must always be having new experienc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15]);1;IF(ISTEXT([.C15]);2;IF(ISTEXT([.D15]);3;IF(ISTEXT([.E15]);4;IF(ISTEXT([.F15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really enjoy feeling bitter swee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16]);1;IF(ISTEXT([.C16]);2;IF(ISTEXT([.D16]);3;IF(ISTEXT([.E16]);4;IF(ISTEXT([.F16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like to stand ou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17]);1;IF(ISTEXT([.C17]);2;IF(ISTEXT([.D17]);3;IF(ISTEXT([.E17]);4;IF(ISTEXT([.F17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like a conversation where no one agre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18]);1;IF(ISTEXT([.C18]);2;IF(ISTEXT([.D18]);3;IF(ISTEXT([.E18]);4;IF(ISTEXT([.F18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y relationships with others are what my life is abou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19]);1;IF(ISTEXT([.C19]);2;IF(ISTEXT([.D19]);3;IF(ISTEXT([.E19]);4;IF(ISTEXT([.F19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conform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0]);1;IF(ISTEXT([.C20]);2;IF(ISTEXT([.D20]);3;IF(ISTEXT([.E20]);4;IF(ISTEXT([.F20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strive for efficiency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21]);1;IF(ISTEXT([.C21]);2;IF(ISTEXT([.D21]);3;IF(ISTEXT([.E21]);4;IF(ISTEXT([.F21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always try to break the tension with a good jok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22]);1;IF(ISTEXT([.C22]);2;IF(ISTEXT([.D22]);3;IF(ISTEXT([.E22]);4;IF(ISTEXT([.F22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have a hard time showing emotion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23]);1;IF(ISTEXT([.C23]);2;IF(ISTEXT([.D23]);3;IF(ISTEXT([.E23]);4;IF(ISTEXT([.F23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avoid confrontation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24]);1;IF(ISTEXT([.C24]);2;IF(ISTEXT([.D24]);3;IF(ISTEXT([.E24]);4;IF(ISTEXT([.F24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ney is important to my happines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25]);1;IF(ISTEXT([.C25]);2;IF(ISTEXT([.D25]);3;IF(ISTEXT([.E25]);4;IF(ISTEXT([.F25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am loyal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26]);1;IF(ISTEXT([.C26]);2;IF(ISTEXT([.D26]);3;IF(ISTEXT([.E26]);4;IF(ISTEXT([.F26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cry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27]);1;IF(ISTEXT([.C27]);2;IF(ISTEXT([.D27]);3;IF(ISTEXT([.E27]);4;IF(ISTEXT([.F27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want people to tell me the truth, not spare my feeling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28]);1;IF(ISTEXT([.C28]);2;IF(ISTEXT([.D28]);3;IF(ISTEXT([.E28]);4;IF(ISTEXT([.F28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put family first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29]);1;IF(ISTEXT([.C29]);2;IF(ISTEXT([.D29]);3;IF(ISTEXT([.E29]);4;IF(ISTEXT([.F29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am very accepting and flexibl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0]);1;IF(ISTEXT([.C30]);2;IF(ISTEXT([.D30]);3;IF(ISTEXT([.E30]);4;IF(ISTEXT([.F30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spend most of my time trying to understand thing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5" calcext:value-type="float">
            <text:p>5</text:p>
          </table:table-cell>
          <table:table-cell table:formula="of:=IF(ISTEXT([.B31]);1;IF(ISTEXT([.C31]);2;IF(ISTEXT([.D31]);3;IF(ISTEXT([.E31]);4;IF(ISTEXT([.F31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often have to redo other peoples work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32]);1;IF(ISTEXT([.C32]);2;IF(ISTEXT([.D32]);3;IF(ISTEXT([.E32]);4;IF(ISTEXT([.F32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t is good to wake up to a full day of planned activities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3" calcext:value-type="float">
            <text:p>3</text:p>
          </table:table-cell>
          <table:table-cell table:formula="of:=IF(ISTEXT([.B33]);1;IF(ISTEXT([.C33]);2;IF(ISTEXT([.D33]);3;IF(ISTEXT([.E33]);4;IF(ISTEXT([.F33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am uninhibited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7" calcext:value-type="float">
            <text:p>7</text:p>
          </table:table-cell>
          <table:table-cell table:formula="of:=IF(ISTEXT([.B34]);1;IF(ISTEXT([.C34]);2;IF(ISTEXT([.D34]);3;IF(ISTEXT([.E34]);4;IF(ISTEXT([.F34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have difficulty saying no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2" calcext:value-type="float">
            <text:p>2</text:p>
          </table:table-cell>
          <table:table-cell table:formula="of:=IF(ISTEXT([.B35]);1;IF(ISTEXT([.C35]);2;IF(ISTEXT([.D35]);3;IF(ISTEXT([.E35]);4;IF(ISTEXT([.F35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daydream about being in lov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4" calcext:value-type="float">
            <text:p>4</text:p>
          </table:table-cell>
          <table:table-cell table:formula="of:=IF(ISTEXT([.B36]);1;IF(ISTEXT([.C36]);2;IF(ISTEXT([.D36]);3;IF(ISTEXT([.E36]);4;IF(ISTEXT([.F36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prefer it when leaders are decisive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8" calcext:value-type="float">
            <text:p>8</text:p>
          </table:table-cell>
          <table:table-cell table:formula="of:=IF(ISTEXT([.B37]);1;IF(ISTEXT([.C37]);2;IF(ISTEXT([.D37]);3;IF(ISTEXT([.E37]);4;IF(ISTEXT([.F37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get input from others before I make a decision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6" calcext:value-type="float">
            <text:p>6</text:p>
          </table:table-cell>
          <table:table-cell table:formula="of:=IF(ISTEXT([.B38]);1;IF(ISTEXT([.C38]);2;IF(ISTEXT([.D38]);3;IF(ISTEXT([.E38]);4;IF(ISTEXT([.F38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hen other people are arguing, I leave the room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9" calcext:value-type="float">
            <text:p>9</text:p>
          </table:table-cell>
          <table:table-cell table:formula="of:=IF(ISTEXT([.B39]);1;IF(ISTEXT([.C39]);2;IF(ISTEXT([.D39]);3;IF(ISTEXT([.E39]);4;IF(ISTEXT([.F39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keep my belongings in order.</text:p>
          </table:table-cell>
          <table:table-cell table:style-name="ce11" table:number-columns-repeated="2"/>
          <table:table-cell/>
          <table:table-cell table:style-name="ce11" table:number-columns-repeated="2"/>
          <table:table-cell table:style-name="ce14" office:value-type="string" calcext:value-type="string">
            <text:p>|</text:p>
          </table:table-cell>
          <table:table-cell table:number-columns-repeated="26"/>
          <table:table-cell table:style-name="ce11" office:value-type="float" office:value="1" calcext:value-type="float">
            <text:p>1</text:p>
          </table:table-cell>
          <table:table-cell table:formula="of:=IF(ISTEXT([.B40]);1;IF(ISTEXT([.C40]);2;IF(ISTEXT([.D40]);3;IF(ISTEXT([.E40]);4;IF(ISTEXT([.F40]);5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/>
          <table:table-cell table:style-name="ce14" office:value-type="string" calcext:value-type="string">
            <text:p>|</text:p>
          </table:table-cell>
          <table:table-cell table:number-columns-repeated="28"/>
        </table:table-row>
        <table:table-row table:style-name="ro3">
          <table:table-cell table:number-columns-repeated="35"/>
        </table:table-row>
        <table:table-row table:style-name="ro3">
          <table:table-cell table:style-name="ce4" office:value-type="string" calcext:value-type="string">
            <text:p>Items are from the Open Enneagram of Personality Scales (OEPS) at: </text:p>
          </table:table-cell>
          <table:table-cell table:style-name="ce12" office:value-type="string" calcext:value-type="string" table:number-columns-spanned="3" table:number-rows-spanned="1">
            <text:p>https://openpsychometrics.org/tests/OEPS/</text:p>
          </table:table-cell>
          <table:covered-table-cell table:number-columns-repeated="2"/>
          <table:table-cell table:number-columns-repeated="31"/>
        </table:table-row>
        <table:table-row table:style-name="ro3" table:number-rows-repeated="3">
          <table:table-cell table:number-columns-repeated="35"/>
        </table:table-row>
        <table:table-row table:style-name="ro4">
          <table:table-cell table:style-name="ce5" office:value-type="string" calcext:value-type="string">
            <text:p>Results appear below, starting on row 101</text:p>
          </table:table-cell>
          <table:table-cell table:number-columns-repeated="34"/>
        </table:table-row>
        <table:table-row table:style-name="ro3" table:number-rows-repeated="52">
          <table:table-cell table:number-columns-repeated="35"/>
        </table:table-row>
        <table:table-row table:style-name="ro1">
          <table:table-cell table:style-name="ce1" office:value-type="string" calcext:value-type="string">
            <text:p>Score:</text:p>
          </table:table-cell>
          <table:table-cell table:number-columns-repeated="34"/>
        </table:table-row>
        <table:table-row table:style-name="ro4">
          <table:table-cell table:style-name="ce6" office:value-type="string" calcext:value-type="string">
            <text:p>Type<text:span text:style-name="T1">¹</text:span></text:p>
          </table:table-cell>
          <table:table-cell table:style-name="ce13" office:value-type="string" calcext:value-type="string">
            <text:p>Raw</text:p>
          </table:table-cell>
          <table:table-cell table:style-name="ce13" office:value-type="string" calcext:value-type="string">
            <text:p>Percent</text:p>
          </table:table-cell>
          <table:table-cell table:style-name="ce13" office:value-type="string" calcext:value-type="string">
            <text:p>Meaning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1: The Perfectionist, The Reformer</text:p>
          </table:table-cell>
          <table:table-cell table:style-name="ce11" table:formula="of:=SUM([.AI10];[.AI21];[.AI32];[.AI40])" office:value-type="float" office:value="0" calcext:value-type="float">
            <text:p>0</text:p>
          </table:table-cell>
          <table:table-cell table:style-name="ce11" table:formula="of:=PRODUCT(ORG.LIBREOFFICE.RAWSUBTRACT([.B102];4);6.25)" office:value-type="float" office:value="-25" calcext:value-type="float">
            <text:p>-25</text:p>
          </table:table-cell>
          <table:table-cell table:formula="of:=IF([.C102]&lt;=20;&quot;Very Low&quot;;IF([.C102]&lt;=36;&quot;Low&quot;;IF([.C102]&lt;=46;&quot;A Little Low&quot;;IF([.C102]&lt;=53;&quot;Average&quot;;IF([.C102]&lt;=63;&quot;A Little High&quot;;IF([.C102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2: The Helper</text:p>
          </table:table-cell>
          <table:table-cell table:style-name="ce11" table:formula="of:=SUM([.AI14];[.AI19];[.AI29];[.AI35])" office:value-type="float" office:value="0" calcext:value-type="float">
            <text:p>0</text:p>
          </table:table-cell>
          <table:table-cell table:style-name="ce11" table:formula="of:=PRODUCT(ORG.LIBREOFFICE.RAWSUBTRACT([.B103];4);6.25)" office:value-type="float" office:value="-25" calcext:value-type="float">
            <text:p>-25</text:p>
          </table:table-cell>
          <table:table-cell table:formula="of:=IF([.C103]&lt;=20;&quot;Very Low&quot;;IF([.C103]&lt;=36;&quot;Low&quot;;IF([.C103]&lt;=46;&quot;A Little Low&quot;;IF([.C103]&lt;=53;&quot;Average&quot;;IF([.C103]&lt;=63;&quot;A Little High&quot;;IF([.C103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3: The Acheiver</text:p>
          </table:table-cell>
          <table:table-cell table:style-name="ce11" table:formula="of:=SUM([.AI8];[.AI17];[.AI25];[.AI33])" office:value-type="float" office:value="0" calcext:value-type="float">
            <text:p>0</text:p>
          </table:table-cell>
          <table:table-cell table:style-name="ce11" table:formula="of:=PRODUCT(ORG.LIBREOFFICE.RAWSUBTRACT([.B104];4);6.25)" office:value-type="float" office:value="-25" calcext:value-type="float">
            <text:p>-25</text:p>
          </table:table-cell>
          <table:table-cell table:formula="of:=IF([.C104]&lt;=20;&quot;Very Low&quot;;IF([.C104]&lt;=36;&quot;Low&quot;;IF([.C104]&lt;=46;&quot;A Little Low&quot;;IF([.C104]&lt;=53;&quot;Average&quot;;IF([.C104]&lt;=63;&quot;A Little High&quot;;IF([.C104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4: The Romantic, The Individualist</text:p>
          </table:table-cell>
          <table:table-cell table:style-name="ce11" table:formula="of:=SUM([.AI6];[.AI16];[.AI27];[.AI36])" office:value-type="float" office:value="0" calcext:value-type="float">
            <text:p>0</text:p>
          </table:table-cell>
          <table:table-cell table:style-name="ce11" table:formula="of:=PRODUCT(ORG.LIBREOFFICE.RAWSUBTRACT([.B105];4);6.25)" office:value-type="float" office:value="-25" calcext:value-type="float">
            <text:p>-25</text:p>
          </table:table-cell>
          <table:table-cell table:formula="of:=IF([.C105]&lt;=20;&quot;Very Low&quot;;IF([.C105]&lt;=36;&quot;Low&quot;;IF([.C105]&lt;=46;&quot;A Little Low&quot;;IF([.C105]&lt;=53;&quot;Average&quot;;IF([.C105]&lt;=63;&quot;A Little High&quot;;IF([.C105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5: The Observer, The Investigator</text:p>
          </table:table-cell>
          <table:table-cell table:style-name="ce11" table:formula="of:=SUM([.AI5];[.AI13];[.AI23];[.AI31])" office:value-type="float" office:value="0" calcext:value-type="float">
            <text:p>0</text:p>
          </table:table-cell>
          <table:table-cell table:style-name="ce11" table:formula="of:=PRODUCT(ORG.LIBREOFFICE.RAWSUBTRACT([.B106];4);6.25)" office:value-type="float" office:value="-25" calcext:value-type="float">
            <text:p>-25</text:p>
          </table:table-cell>
          <table:table-cell table:formula="of:=IF([.C106]&lt;=20;&quot;Very Low&quot;;IF([.C106]&lt;=36;&quot;Low&quot;;IF([.C106]&lt;=46;&quot;A Little Low&quot;;IF([.C106]&lt;=53;&quot;Average&quot;;IF([.C106]&lt;=63;&quot;A Little High&quot;;IF([.C106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6: The Questioner, The Loyalist</text:p>
          </table:table-cell>
          <table:table-cell table:style-name="ce11" table:formula="of:=SUM([.AI9];[.AI20];[.AI26];[.AI38])" office:value-type="float" office:value="0" calcext:value-type="float">
            <text:p>0</text:p>
          </table:table-cell>
          <table:table-cell table:style-name="ce11" table:formula="of:=PRODUCT(ORG.LIBREOFFICE.RAWSUBTRACT([.B107];4);6.25)" office:value-type="float" office:value="-25" calcext:value-type="float">
            <text:p>-25</text:p>
          </table:table-cell>
          <table:table-cell table:formula="of:=IF([.C107]&lt;=20;&quot;Very Low&quot;;IF([.C107]&lt;=36;&quot;Low&quot;;IF([.C107]&lt;=46;&quot;A Little Low&quot;;IF([.C107]&lt;=53;&quot;Average&quot;;IF([.C107]&lt;=63;&quot;A Little High&quot;;IF([.C107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7: The Adventurer, The Enthusiast</text:p>
          </table:table-cell>
          <table:table-cell table:style-name="ce11" table:formula="of:=SUM([.AI7];[.AI15];[.AI22];[.AI34])" office:value-type="float" office:value="0" calcext:value-type="float">
            <text:p>0</text:p>
          </table:table-cell>
          <table:table-cell table:style-name="ce11" table:formula="of:=PRODUCT(ORG.LIBREOFFICE.RAWSUBTRACT([.B108];4);6.25)" office:value-type="float" office:value="-25" calcext:value-type="float">
            <text:p>-25</text:p>
          </table:table-cell>
          <table:table-cell table:formula="of:=IF([.C108]&lt;=20;&quot;Very Low&quot;;IF([.C108]&lt;=36;&quot;Low&quot;;IF([.C108]&lt;=46;&quot;A Little Low&quot;;IF([.C108]&lt;=53;&quot;Average&quot;;IF([.C108]&lt;=63;&quot;A Little High&quot;;IF([.C108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8: The Asserter, The Challenger</text:p>
          </table:table-cell>
          <table:table-cell table:style-name="ce11" table:formula="of:=SUM([.AI11];[.AI18];[.AI28];[.AI37])" office:value-type="float" office:value="0" calcext:value-type="float">
            <text:p>0</text:p>
          </table:table-cell>
          <table:table-cell table:style-name="ce11" table:formula="of:=PRODUCT(ORG.LIBREOFFICE.RAWSUBTRACT([.B109];4);6.25)" office:value-type="float" office:value="-25" calcext:value-type="float">
            <text:p>-25</text:p>
          </table:table-cell>
          <table:table-cell table:formula="of:=IF([.C109]&lt;=20;&quot;Very Low&quot;;IF([.C109]&lt;=36;&quot;Low&quot;;IF([.C109]&lt;=46;&quot;A Little Low&quot;;IF([.C109]&lt;=53;&quot;Average&quot;;IF([.C109]&lt;=63;&quot;A Little High&quot;;IF([.C109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style-name="ce7" office:value-type="string" calcext:value-type="string">
            <text:p>9: The Peacemaker</text:p>
          </table:table-cell>
          <table:table-cell table:style-name="ce11" table:formula="of:=SUM([.AI12];[.AI24];[.AI30];[.AI39])" office:value-type="float" office:value="0" calcext:value-type="float">
            <text:p>0</text:p>
          </table:table-cell>
          <table:table-cell table:style-name="ce11" table:formula="of:=PRODUCT(ORG.LIBREOFFICE.RAWSUBTRACT([.B110];4);6.25)" office:value-type="float" office:value="-25" calcext:value-type="float">
            <text:p>-25</text:p>
          </table:table-cell>
          <table:table-cell table:formula="of:=IF([.C110]&lt;=20;&quot;Very Low&quot;;IF([.C110]&lt;=36;&quot;Low&quot;;IF([.C110]&lt;=46;&quot;A Little Low&quot;;IF([.C110]&lt;=53;&quot;Average&quot;;IF([.C110]&lt;=63;&quot;A Little High&quot;;IF([.C110]&lt;=79;&quot;High&quot;;&quot;Very High&quot;))))))" office:value-type="string" office:string-value="Very Low" calcext:value-type="string">
            <text:p>Very Low</text:p>
          </table:table-cell>
          <table:table-cell table:number-columns-repeated="31"/>
        </table:table-row>
        <table:table-row table:style-name="ro3">
          <table:table-cell table:number-columns-repeated="35"/>
        </table:table-row>
        <table:table-row table:style-name="ro5">
          <table:table-cell table:style-name="ce8" office:value-type="string" calcext:value-type="string">
            <text:p>¹ Type names come from the books <text:span text:style-name="T2">The Enneagram Made Easy</text:span> and <text:span text:style-name="T2">The Wisdom of the Enneagram</text:span></text:p>
          </table:table-cell>
          <table:table-cell table:number-columns-repeated="34"/>
        </table:table-row>
        <table:table-row table:style-name="ro3" table:number-rows-repeated="1048463">
          <table:table-cell table:number-columns-repeated="35"/>
        </table:table-row>
        <table:table-row table:style-name="ro3">
          <table:table-cell table:number-columns-repeated="35"/>
        </table:table-row>
      </table:table>
      <table:named-expressions/>
      <table:database-ranges>
        <table:database-range table:name="__Anonymous_Sheet_DB__0" table:target-range-address="item_list.A1:item_list.B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3:55:20.405723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5T13:58:13.972012107</dc:date>
    <meta:editing-duration>P6DT20H7M23S</meta:editing-duration>
    <meta:editing-cycles>26</meta:editing-cycles>
    <meta:generator>LibreOffice/6.4.7.2$Linux_X86_64 LibreOffice_project/40$Build-2</meta:generator>
    <meta:document-statistic meta:table-count="1" meta:cell-count="207" meta:object-count="0"/>
  </office:meta>
</office:document-meta>
</file>